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0969000006EE79A93DD0.svm"/>
  <manifest:file-entry manifest:media-type="" manifest:full-path="Pictures/20000009000007720000077238F1905C.svm"/>
  <manifest:file-entry manifest:media-type="" manifest:full-path="Pictures/20000009000010A50000087B2466BA63.svm"/>
  <manifest:file-entry manifest:media-type="" manifest:full-path="Pictures/200000090000661E0000281B82C0A576.svm"/>
  <manifest:file-entry manifest:media-type="" manifest:full-path="Pictures/2000000900005F17000050EE9257CD23.svm"/>
  <manifest:file-entry manifest:media-type="" manifest:full-path="Pictures/2000000900002F3C000014C77FB4184D.svm"/>
  <manifest:file-entry manifest:media-type="" manifest:full-path="Pictures/20000009000007DC000007DC4335A009.svm"/>
  <manifest:file-entry manifest:media-type="" manifest:full-path="Pictures/20000009000028850000382052CFEC0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1" style:family="table-row">
      <style:table-row-properties style:min-row-height="2.566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22pt" fo:font-weight="normal" style:font-size-asian="22pt" style:font-weight-asian="normal" style:font-size-complex="22pt" style:font-weight-complex="normal"/>
    </style:style>
    <style:style style:name="P2" style:family="paragraph" style:parent-style-name="Text_20_body" style:list-style-name="L6"/>
    <style:style style:name="P3" style:family="paragraph" style:parent-style-name="Text_20_body" style:list-style-name="L8"/>
    <style:style style:name="P4" style:family="paragraph" style:parent-style-name="Text_20_body" style:list-style-name="L12"/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4">
      <style:paragraph-properties fo:margin-top="0cm" fo:margin-bottom="0cm"/>
    </style:style>
    <style:style style:name="P8" style:family="paragraph" style:parent-style-name="Text_20_body" style:list-style-name="L6">
      <style:paragraph-properties fo:margin-top="0cm" fo:margin-bottom="0cm"/>
    </style:style>
    <style:style style:name="P9" style:family="paragraph" style:parent-style-name="Heading_20_1">
      <style:text-properties fo:font-size="22pt" fo:font-weight="normal" style:font-size-asian="22pt" style:font-weight-asian="normal" style:font-size-complex="2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ouita </text:h>
      <text:p text:style-name="P1">Bayssac</text:p>
      <text:h text:style-name="Heading_20_1" text:outline-level="1"/>
      <text:h text:style-name="Heading_20_1" text:outline-level="1">I. Schématisation et fonctionnement </text:h>
      <text:list xml:id="list22757296" text:style-name="L1">
        <text:list-item>
          <text:p text:style-name="P6">En vous aidant de la documentation disponible, faites l’inventaire de l’instrumentation mis en oeuvre dans la régulation. On précisera : (1 pt) </text:p>
          <text:p text:style-name="P6"/>
          <text:list>
            <text:list-header>
              <text:p text:style-name="P6"/>
            </text:list-header>
          </text:list>
        </text:list-item>
      </text:list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P5"/>
            <text:p text:style-name="P5"><draw:frame draw:style-name="fr1" draw:name="images4" text:anchor-type="paragraph" svg:x="10.679cm" svg:y="0.18cm" svg:width="1.907cm" svg:height="1.907cm" draw:z-index="3"><draw:image xlink:href="Pictures/20000009000007720000077238F1905C.svm" xlink:type="simple" xlink:show="embed" xlink:actuate="onLoad"/></draw:frame>leur symbole normalisé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images3" text:anchor-type="paragraph" svg:x="0.572cm" svg:y="0.342cm" svg:width="2.013cm" svg:height="2.013cm" draw:z-index="2"><draw:image xlink:href="Pictures/20000009000007DC000007DC4335A009.svm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2" draw:name="images2" text:anchor-type="paragraph" svg:x="2.623cm" svg:y="0.455cm" svg:width="4.262cm" svg:height="2.171cm" draw:z-index="1"><draw:image xlink:href="Pictures/20000009000010A50000087B2466BA63.svm" xlink:type="simple" xlink:show="embed" xlink:actuate="onLoad"/></draw:frame></text:p>
          </table:table-cell>
          <table:table-cell table:style-name="Tableau1.E1" office:value-type="string">
            <text:p text:style-name="Table_20_Contents"><draw:frame draw:style-name="fr1" draw:name="images1" text:anchor-type="paragraph" svg:x="-9.543cm" svg:y="0.773cm" svg:width="1.496cm" svg:height="1.298cm" draw:z-index="0"><draw:image xlink:href="Pictures/2000000900000969000006EE79A93DD0.svm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5">leur marque ;</text:p>
          </table:table-cell>
          <table:table-cell table:style-name="Tableau1.A2" office:value-type="string">
            <text:p text:style-name="Table_20_Contents">EUROTHER</text:p>
          </table:table-cell>
          <table:table-cell table:style-name="Tableau1.A2" office:value-type="string">
            <text:p text:style-name="Table_20_Contents">FUJI ELECTRIC</text:p>
          </table:table-cell>
          <table:table-cell table:style-name="Tableau1.A2" office:value-type="string">
            <text:p text:style-name="Table_20_Contents">INCONNUE</text:p>
          </table:table-cell>
          <table:table-cell table:style-name="Tableau1.E2" office:value-type="string">
            <text:p text:style-name="Table_20_Contents">JOHNSON PUMP</text:p>
          </table:table-cell>
        </table:table-row>
        <table:table-row>
          <table:table-cell table:style-name="Tableau1.A2" office:value-type="string">
            <text:p text:style-name="P5">leur référence ;</text:p>
          </table:table-cell>
          <table:table-cell table:style-name="Tableau1.A2" office:value-type="string">
            <text:p text:style-name="Table_20_Contents">2208e</text:p>
          </table:table-cell>
          <table:table-cell table:style-name="Tableau1.A2" office:value-type="string">
            <text:p text:style-name="Table_20_Contents">A5P4763F</text:p>
          </table:table-cell>
          <table:table-cell table:style-name="Tableau1.A2" office:value-type="string">
            <text:p text:style-name="Table_20_Contents">INCONNUE</text:p>
          </table:table-cell>
          <table:table-cell table:style-name="Tableau1.E2" office:value-type="string">
            <text:p text:style-name="Table_20_Contents">10_24516_02</text:p>
          </table:table-cell>
        </table:table-row>
        <table:table-row>
          <table:table-cell table:style-name="Tableau1.A2" office:value-type="string">
            <text:p text:style-name="Text_20_body">les caractéristiques principales en les chiffrant.</text:p>
          </table:table-cell>
          <table:table-cell table:style-name="Tableau1.A2" office:value-type="string">
            <text:p text:style-name="Table_20_Contents">INCONNUE</text:p>
          </table:table-cell>
          <table:table-cell table:style-name="Tableau1.A2" office:value-type="string">
            <text:p text:style-name="Table_20_Contents">-/+32kPa</text:p>
            <text:p text:style-name="Table_20_Contents">10,5/45VDC</text:p>
            <text:p text:style-name="Table_20_Contents">4-20mAcc</text:p>
          </table:table-cell>
          <table:table-cell table:style-name="Tableau1.A2" office:value-type="string">
            <text:p text:style-name="Table_20_Contents">INCONNUE</text:p>
          </table:table-cell>
          <table:table-cell table:style-name="Tableau1.E2" office:value-type="string">
            <text:p text:style-name="Table_20_Contents">24V</text:p>
            <text:p text:style-name="Table_20_Contents">20,5 l /min</text:p>
            <text:p text:style-name="Table_20_Contents">6-8A</text:p>
          </table:table-cell>
        </table:table-row>
      </table:table>
      <text:p text:style-name="P5"/>
      <text:p text:style-name="P5">2.<text:tab/>Pour chaque transmetteur, préciser s’il est 2,3 ou 4 fils, ainsi que son câblage sur la maquette. (1 pt) </text:p>
      <text:p text:style-name="P5">LT ce câble en 2 fils</text:p>
      <text:list xml:id="list23563741" text:style-name="L4">
        <text:list-item>
          <text:p text:style-name="P7">Pour chaque transmetteur, préciser son principe de fonctionnement. (1 pt)</text:p>
        </text:list-item>
      </text:list>
      <text:p text:style-name="P5"><text:s text:c="9"/>FCX-C capteur de pression différentielle est un appareil qui mesure avec précision une pression différentielle et la convertit en un signal de sortie 4-20mAcc.</text:p>
      <text:p text:style-name="P5"/>
      <text:p text:style-name="P5">4.<text:tab/>Préciser les éléments suivants : (1 pt) </text:p>
      <text:list xml:id="list23721229" text:style-name="L6">
        <text:list-item>
          <text:p text:style-name="P8">la grandeur réglée ; niveau L</text:p>
        </text:list-item>
        <text:list-item>
          <text:p text:style-name="P8">la grandeur réglante ; débit Qe</text:p>
        </text:list-item>
        <text:list-item>
          <text:p text:style-name="P8">l’organe de réglage ; P1(pompe)</text:p>
        </text:list-item>
        <text:list-item>
          <text:p text:style-name="P2">une grandeur perturbatrice débit Qs</text:p>
        </text:list-item>
      </text:list>
      <text:list xml:id="list23774296" text:style-name="L8">
        <text:list-item>
          <text:p text:style-name="P3">Expliquer le fonctionnement de la maquette. (2 pts)</text:p>
          <text:p text:style-name="P3"><text:tab/>cette maquette nous permet de réguler le niveau d eau dans 2 cuve différentes.Si on veut réduire le volume dans la cuve du haut il suffit d ouvrir la vanne. Si on veut faire passer de l eau de la cuve du bas a la cuve du haut on active la pompe.</text:p>
        </text:list-item>
      </text:list>
      <text:p text:style-name="Text_20_body"/>
      <text:p text:style-name="Text_20_body"/>
      <text:p text:style-name="Text_20_body"/>
      <text:list xml:id="list25488069" text:continue-numbering="true" text:style-name="L8">
        <text:list-item>
          <text:p text:style-name="P3"><text:soft-page-break/>Proposer un schéma TI de votre maquette. (2 pts) </text:p>
        </text:list-item>
      </text:list>
      <text:p text:style-name="Text_20_body"/>
      <text:p text:style-name="Text_20_body"><draw:frame draw:style-name="fr1" draw:name="images5" text:anchor-type="paragraph" svg:x="2.48cm" svg:y="-0.072cm" svg:width="10.097cm" svg:height="13.233cm" draw:z-index="4"><draw:image xlink:href="Pictures/20000009000028850000382052CFEC01.svm" xlink:type="simple" xlink:show="embed" xlink:actuate="onLoad"/></draw:frame></text:p>
      <text:p text:style-name="Text_20_body">7,<text:tab/>poser un schéma fonctionnel de votre maquette. On repérera sur le schéma les éléments et les grandeurs physiques présents sur la maquette. (2 pts) </text:p>
      <text:p text:style-name="Text_20_body"/>
      <text:p text:style-name="Text_20_body"><draw:frame draw:style-name="fr1" draw:name="images6" text:anchor-type="paragraph" svg:x="0.563cm" svg:y="0.302cm" svg:width="16.252cm" svg:height="6.877cm" draw:z-index="5"><draw:image xlink:href="Pictures/200000090000661E0000281B82C0A576.svm" xlink:type="simple" xlink:show="embed" xlink:actuate="onLoad"/></draw:frame></text:p>
      <text:p text:style-name="Text_20_body"/>
      <text:p text:style-name="Text_20_body"><text:soft-page-break/></text:p>
      <text:h text:style-name="Heading_20_1" text:outline-level="1">II. Mode manuel (10 pts)</text:h>
      <text:list xml:id="list25315762" text:style-name="L12">
        <text:list-item>
          <text:p text:style-name="P4">Procéder à la mise en marche du système. On amènera la mesure à 50%. (1 pt)</text:p>
        </text:list-item>
      </text:list>
      <text:p text:style-name="Text_20_body"><draw:frame draw:style-name="fr1" draw:name="images7" text:anchor-type="paragraph" svg:x="0.471cm" svg:y="0.025cm" svg:width="12.091cm" svg:height="5.318cm" draw:z-index="6"><draw:image xlink:href="Pictures/2000000900002F3C000014C77FB4184D.svm" xlink:type="simple" xlink:show="embed" xlink:actuate="onLoad"/></draw:frame></text:p>
      <text:p text:style-name="Text_20_body"><text:s/>2 Donner alors la valeur de la commande. (1 pt) </text:p>
      <text:p text:style-name="Text_20_body">La commande vaut 10</text:p>
      <text:p text:style-name="Text_20_body"/>
      <text:p text:style-name="Text_20_body">3 Le procédé est-il stable ? </text:p>
      <text:p text:style-name="Text_20_body">Non le procédé est instable </text:p>
      <text:p text:style-name="Text_20_body"><draw:frame draw:style-name="fr1" draw:name="images8" text:anchor-type="paragraph" svg:x="0.854cm" svg:y="0.654cm" svg:width="14.924cm" svg:height="12.728cm" draw:z-index="7"><draw:image xlink:href="Pictures/2000000900005F17000050EE9257CD23.svm" xlink:type="simple" xlink:show="embed" xlink:actuate="onLoad"/></draw:frame>4)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09-19T02:48:01.39</meta:creation-date>
    <meta:document-statistic meta:table-count="1" meta:image-count="8" meta:object-count="0" meta:page-count="4" meta:paragraph-count="44" meta:word-count="303" meta:character-count="1703"/>
    <dc:date>2019-09-19T05:27:26.64</dc:date>
    <meta:editing-duration>PT5M42S</meta:editing-duration>
    <meta:editing-cycles>1</meta:editing-cycles>
    <meta:generator>LibreOffice/3.3$Win32 LibreOffice_project/330m19$Build-202</meta:generator>
  </office:meta>
</office:document-meta>
</file>